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1c1" officeooo:paragraph-rsid="001df1c1"/>
    </style:style>
    <style:style style:name="P2" style:family="paragraph" style:parent-style-name="Standard">
      <style:text-properties officeooo:paragraph-rsid="001df1c1"/>
    </style:style>
    <style:style style:name="P3" style:family="paragraph" style:parent-style-name="Standard">
      <style:text-properties officeooo:paragraph-rsid="001e4670"/>
    </style:style>
    <style:style style:name="P4" style:family="paragraph" style:parent-style-name="Standard">
      <style:text-properties officeooo:paragraph-rsid="001e6228"/>
    </style:style>
    <style:style style:name="P5" style:family="paragraph" style:parent-style-name="Standard">
      <style:text-properties officeooo:paragraph-rsid="00207383"/>
    </style:style>
    <style:style style:name="T1" style:family="text">
      <style:text-properties officeooo:rsid="001df1c1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212121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212121" style:font-name="Monospace" fo:font-size="10pt" style:text-underline-style="none" style:font-size-asian="10pt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6a3e3e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Host</text:p>
      <text:p text:style-name="P1"/>
      <text:p text:style-name="P2"><text:span text:style-name="T1">1、cloudstack 添加host机器由</text:span><text:span text:style-name="T2">AddHostCmd</text:span><text:span text:style-name="T1">在management端执行</text:span></text:p>
      <text:p text:style-name="P2"><text:span text:style-name="T2">AddHostCmd extends BaseCmd</text:span></text:p>
      <text:p text:style-name="P3"><text:span text:style-name="T2">因此，在management端执行AddHostCmd的execute方法。</text:span></text:p>
      <text:p text:style-name="P3"/>
      <text:p text:style-name="P3"><text:span text:style-name="T2">2、在management端调度模块执行AddHostCmd的execute方法中，对于</text:span><text:span text:style-name="T4">hypervisorType参数为KVM，则通过</text:span><text:span text:style-name="T2">LibvirtServerDiscoverer的find方法进行对host的url，username，password参数进行查找；</text:span></text:p>
      <text:p text:style-name="P5"><text:span text:style-name="T2">在查找中，首先通过ssh对host的url中hostname通过username，password进行验证；</text:span></text:p>
      <text:p text:style-name="P5"><text:span text:style-name="T2">其次在host上执行</text:span><text:span text:style-name="T5">lsmod|grep kvm（执行3次，一次成功就行）确定host是否加载了虚拟化mod；</text:span></text:p>
      <text:p text:style-name="P5"><text:span text:style-name="T5">之后在host上运行脚本cloudstack-setup-agent <text:s/></text:span><text:span text:style-name="T6">parameters；等待host的connection，并把数据记录数据库。</text:span></text:p>
      <text:p text:style-name="P4"><text:span text:style-name="T6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9T09:28:57.275843133</meta:creation-date>
    <meta:generator>LibreOffice/4.2.8.2$Linux_X86_64 LibreOffice_project/420m0$Build-2</meta:generator>
    <dc:date>2015-11-19T10:03:28.543604636</dc:date>
    <dc:creator>clouder </dc:creator>
    <meta:editing-duration>PT31M9S</meta:editing-duration>
    <meta:editing-cycles>3</meta:editing-cycles>
    <meta:document-statistic meta:table-count="0" meta:image-count="0" meta:object-count="0" meta:page-count="1" meta:paragraph-count="8" meta:word-count="173" meta:character-count="435" meta:non-whitespace-character-count="429"/>
  </office:meta>
</office:document-meta>
</file>